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29.2pt"/>
    </style:style>
    <style:style style:name="co5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24.94pt" fo:break-before="auto" style:use-optimal-row-height="true"/>
    </style:style>
    <style:style style:name="ro4" style:family="table-row">
      <style:table-row-properties style:row-height="48.3pt" fo:break-before="auto" style:use-optimal-row-height="true"/>
    </style:style>
    <style:style style:name="ro5" style:family="table-row">
      <style:table-row-properties style:row-height="36.65pt" fo:break-before="auto" style:use-optimal-row-height="true"/>
    </style:style>
    <style:style style:name="ro6" style:family="table-row">
      <style:table-row-properties style:row-height="59.95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13.24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25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2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9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7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2">
          <table:table-cell table:style-name="ce11" office:value-type="string" calcext:value-type="string">
            <text:p>Date</text:p>
          </table:table-cell>
          <table:table-cell table:style-name="ce14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5" office:value-type="string" calcext:value-type="string">
            <text:p>Initial record</text:p>
          </table:table-cell>
          <table:table-cell table:style-name="ce18" table:formula="of:=1318000+1000+150+800+24" office:value-type="float" office:value="1319974" calcext:value-type="float">
            <text:p>1319974</text:p>
          </table:table-cell>
          <table:table-cell table:style-name="ce18" table:formula="of:=1950+24" office:value-type="float" office:value="1974" calcext:value-type="float">
            <text:p>1974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table:formula="of:=8+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34" calcext:value-type="float">
            <text:p>13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30+115" office:value-type="float" office:value="245" calcext:value-type="float">
            <text:p>24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300" calcext:value-type="float">
            <text:p>3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16" calcext:value-type="date">
            <text:p>2018-06-16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17" calcext:value-type="date">
            <text:p>2018-06-17</text:p>
          </table:table-cell>
          <table:table-cell table:style-name="ce15" office:value-type="string" calcext:value-type="string">
            <text:p>Karmen</text:p>
          </table:table-cell>
          <table:table-cell table:style-name="ce18" table:formula="of:=370+51+16" office:value-type="float" office:value="437" calcext:value-type="float">
            <text:p>437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table:number-columns-repeated="4"/>
          <table:table-cell table:number-columns-repeated="1016"/>
        </table:table-row>
        <table:table-row table:style-name="ro3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220+90" office:value-type="float" office:value="310" calcext:value-type="float">
            <text:p>310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200" calcext:value-type="float">
            <text:p>200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Cash &amp; Carry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18" table:number-columns-repeated="2"/>
          <table:table-cell table:style-name="ce18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Photoline</text:p>
          </table:table-cell>
          <table:table-cell table:style-name="ce18" table:number-columns-repeated="2"/>
          <table:table-cell table:style-name="ce18" office:value-type="float" office:value="255" calcext:value-type="float">
            <text:p>255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aoBeiJing</text:p>
          </table:table-cell>
          <table:table-cell table:style-name="ce18" table:number-columns-repeated="2"/>
          <table:table-cell table:style-name="ce18" office:value-type="float" office:value="170" calcext:value-type="float">
            <text:p>17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Tricycle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0" calcext:value-type="date" table:number-columns-spanned="1" table:number-rows-spanned="5">
            <text:p>2018-06-20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office:value-type="float" office:value="130" calcext:value-type="float">
            <text:p>13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Umbrella</text:p>
          </table:table-cell>
          <table:table-cell table:style-name="ce18" table:number-columns-repeated="2"/>
          <table:table-cell table:style-name="ce18" office:value-type="float" office:value="195" calcext:value-type="float">
            <text:p>195</text:p>
          </table:table-cell>
          <table:table-cell table:style-name="ce18" table:number-columns-repeated="3"/>
          <table:table-cell table:number-columns-repeated="1016"/>
        </table:table-row>
        <table:table-row table:style-name="ro6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table:formula="of:=82+90" office:value-type="float" office:value="172" calcext:value-type="float">
            <text:p>172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1" calcext:value-type="date" table:number-columns-spanned="1" table:number-rows-spanned="4">
            <text:p>2018-06-21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85" calcext:value-type="float">
            <text:p>85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80+115" office:value-type="float" office:value="295" calcext:value-type="float">
            <text:p>29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2" calcext:value-type="date" table:number-columns-spanned="1" table:number-rows-spanned="5">
            <text:p>2018-06-22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table:formula="of:=120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Movie</text:p>
          </table:table-cell>
          <table:table-cell table:style-name="ce18" table:number-columns-repeated="2"/>
          <table:table-cell table:style-name="ce18" office:value-type="float" office:value="1050" calcext:value-type="float">
            <text:p>1050</text:p>
          </table:table-cell>
          <table:table-cell table:style-name="ce18" table:number-columns-repeated="2"/>
          <table:table-cell table:style-name="ce18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2000" calcext:value-type="float">
            <text:p>2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office:value-type="float" office:value="894" calcext:value-type="float">
            <text:p>89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3" calcext:value-type="date">
            <text:p>2018-06-23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24" calcext:value-type="date">
            <text:p>2018-06-24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7">
            <text:p>2018-06-2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45" calcext:value-type="float">
            <text:p>14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Gcash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Meralco</text:p>
          </table:table-cell>
          <table:table-cell table:number-columns-repeated="1016"/>
        </table:table-row>
        <table:table-row table:style-name="ro7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20+140" office:value-type="float" office:value="260" calcext:value-type="float">
            <text:p>26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table:formula="of:=135+150" office:value-type="float" office:value="285" calcext:value-type="float">
            <text:p>28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7">
            <text:p>2018-06-26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table:number-columns-repeated="2"/>
          <table:table-cell table:style-name="ce18"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2">
            <text:p>2018-06-27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8">
          <table:table-cell table:style-name="ce11" office:value-type="string" calcext:value-type="string">
            <text:p>PHP</text:p>
          </table:table-cell>
          <table:table-cell table:style-name="ce14" office:value-type="string" calcext:value-type="string" table:number-columns-spanned="1" table:number-rows-spanned="3">
            <text:p>All</text:p>
          </table:table-cell>
          <table:table-cell table:style-name="ce11" table:formula="of:=SUM([.C2:.C60])" office:value-type="float" office:value="1324411" calcext:value-type="float">
            <text:p>1324411</text:p>
          </table:table-cell>
          <table:table-cell table:style-name="ce11" table:formula="of:=SUM([.D2:.D60])" office:value-type="float" office:value="14411" calcext:value-type="float">
            <text:p>14411</text:p>
          </table:table-cell>
          <table:table-cell table:style-name="ce11" table:formula="of:=SUM([.E2:.E60])" office:value-type="float" office:value="10562" calcext:value-type="float">
            <text:p>10562</text:p>
          </table:table-cell>
          <table:table-cell table:style-name="ce11" table:formula="of:=[.C62]-[.D62]" office:value-type="float" office:value="1310000" calcext:value-type="float">
            <text:p>1310000</text:p>
          </table:table-cell>
          <table:table-cell table:style-name="ce11" table:formula="of:=[.D62]-[.E62]" office:value-type="float" office:value="3849" calcext:value-type="float">
            <text:p>3849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4"/>
          <table:table-cell table:style-name="ce11" table:formula="of:=FLOOR([.C62]/[.H63];1)" office:value-type="float" office:value="159002" calcext:value-type="float">
            <text:p>159002</text:p>
          </table:table-cell>
          <table:table-cell table:style-name="ce11" table:formula="of:=FLOOR([.D62]/[.H63];1)" office:value-type="float" office:value="1730" calcext:value-type="float">
            <text:p>1730</text:p>
          </table:table-cell>
          <table:table-cell table:style-name="ce11" table:formula="of:=FLOOR([.E62]/[.H63];1)" office:value-type="float" office:value="1268" calcext:value-type="float">
            <text:p>1268</text:p>
          </table:table-cell>
          <table:table-cell table:style-name="ce11" table:formula="of:=FLOOR([.F62]/[.H63];1)" office:value-type="float" office:value="157272" calcext:value-type="float">
            <text:p>157272</text:p>
          </table:table-cell>
          <table:table-cell table:style-name="ce11" table:formula="of:=FLOOR([.G62]/[.H63];1)" office:value-type="float" office:value="462" calcext:value-type="float">
            <text:p>462</text:p>
          </table:table-cell>
          <table:table-cell table:style-name="ce22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2">
          <table:covered-table-cell table:style-name="ce11"/>
          <table:covered-table-cell table:style-name="ce14"/>
          <table:table-cell table:style-name="ce11" table:formula="of:=FLOOR([.C62]/[.H64];1)" office:value-type="float" office:value="162205" calcext:value-type="float">
            <text:p>162205</text:p>
          </table:table-cell>
          <table:table-cell table:style-name="ce11" table:formula="of:=FLOOR([.D62]/[.H64];1)" office:value-type="float" office:value="1764" calcext:value-type="float">
            <text:p>1764</text:p>
          </table:table-cell>
          <table:table-cell table:style-name="ce11" table:formula="of:=FLOOR([.E62]/[.H64];1)" office:value-type="float" office:value="1293" calcext:value-type="float">
            <text:p>1293</text:p>
          </table:table-cell>
          <table:table-cell table:style-name="ce11" table:formula="of:=FLOOR([.F62]/[.H64];1)" office:value-type="float" office:value="160440" calcext:value-type="float">
            <text:p>160440</text:p>
          </table:table-cell>
          <table:table-cell table:style-name="ce20" table:formula="of:=FLOOR([.G62]/[.H64];1)" office:value-type="float" office:value="471" calcext:value-type="float">
            <text:p>471</text:p>
          </table:table-cell>
          <table:table-cell table:style-name="ce23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7-31" calcext:value-type="date" table:number-columns-spanned="1" table:number-rows-spanned="2">
            <text:p>2018-07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62]+[.C64]-[.D64]" office:value-type="float" office:value="1310000" calcext:value-type="float">
            <text:p>1310000</text:p>
          </table:table-cell>
          <table:table-cell table:style-name="ce11" table:formula="of:=['201806'.G62]+[.D64]-[.E64]" office:value-type="float" office:value="3849" calcext:value-type="float">
            <text:p>3849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float" office:value="0" calcext:value-type="float">
            <text:p>0</text:p>
          </table:table-cell>
          <table:table-cell table:style-name="ce11" table:formula="of:=FLOOR([.D64]/[.H65])" office:value-type="float" office:value="0" calcext:value-type="float">
            <text:p>0</text:p>
          </table:table-cell>
          <table:table-cell table:style-name="ce11" table:formula="of:=FLOOR([.E64]/[.H65])" office:value-type="float" office:value="0" calcext:value-type="float">
            <text:p>0</text:p>
          </table:table-cell>
          <table:table-cell table:style-name="ce11" table:formula="of:=FLOOR([.F64]/[.H65])" office:value-type="float" office:value="157272" calcext:value-type="float">
            <text:p>157272</text:p>
          </table:table-cell>
          <table:table-cell table:style-name="ce11" table:formula="of:=FLOOR([.G64]/[.H65])" office:value-type="float" office:value="462" calcext:value-type="float">
            <text:p>462</text:p>
          </table:table-cell>
          <table:table-cell table:style-name="ce22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float" office:value="0" calcext:value-type="float">
            <text:p>0</text:p>
          </table:table-cell>
          <table:table-cell table:style-name="ce11" table:formula="of:=FLOOR([.D64]/[.H66])" office:value-type="float" office:value="0" calcext:value-type="float">
            <text:p>0</text:p>
          </table:table-cell>
          <table:table-cell table:style-name="ce11" table:formula="of:=FLOOR([.E64]/[.H66])" office:value-type="float" office:value="0" calcext:value-type="float">
            <text:p>0</text:p>
          </table:table-cell>
          <table:table-cell table:style-name="ce11" table:formula="of:=FLOOR([.F64]/[.H66])" office:value-type="float" office:value="160440" calcext:value-type="float">
            <text:p>160440</text:p>
          </table:table-cell>
          <table:table-cell table:style-name="ce20" table:formula="of:=FLOOR([.G64]/[.H66])" office:value-type="float" office:value="471" calcext:value-type="float">
            <text:p>471</text:p>
          </table:table-cell>
          <table:table-cell table:style-name="ce23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8-31" calcext:value-type="date" table:number-columns-spanned="1" table:number-rows-spanned="2">
            <text:p>2018-08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0000" calcext:value-type="float">
            <text:p>1310000</text:p>
          </table:table-cell>
          <table:table-cell table:style-name="ce11" table:formula="of:=['201807'.G64]+[.D64]-[.E64]" office:value-type="float" office:value="3849" calcext:value-type="float">
            <text:p>3849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272" calcext:value-type="float">
            <text:p>157272</text:p>
          </table:table-cell>
          <table:table-cell table:style-name="ce11" table:formula="of:=FLOOR([.G64]/[.H65])" office:value-type="float" office:value="462" calcext:value-type="float">
            <text:p>462</text:p>
          </table:table-cell>
          <table:table-cell table:style-name="ce22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0441" calcext:value-type="float">
            <text:p>160441</text:p>
          </table:table-cell>
          <table:table-cell table:style-name="ce20" table:formula="of:=FLOOR([.G64]/[.H66])" office:value-type="float" office:value="471" calcext:value-type="float">
            <text:p>471</text:p>
          </table:table-cell>
          <table:table-cell table:style-name="ce23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7"/>
        <table:table-column table:style-name="co5" table:default-cell-style-name="ce27"/>
        <table:table-column table:style-name="co3" table:default-cell-style-name="ce27"/>
        <table:table-column table:style-name="co1" table:number-columns-repeated="1014" table:default-cell-style-name="ce27"/>
        <table:table-column table:style-name="co1" table:default-cell-style-name="Default"/>
        <table:table-row table:style-name="ro9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7">
          <table:covered-table-cell table:style-name="ce2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style-name="ce2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9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62]+[.C44]-[.D44]" office:value-type="float" office:value="1286500" calcext:value-type="float">
            <text:p>1286500</text:p>
          </table:table-cell>
          <table:table-cell table:style-name="ce11" table:formula="of:=['201806'.G62]+[.D44]-[.E44]" office:value-type="float" office:value="5649" calcext:value-type="float">
            <text:p>5649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233" calcext:value-type="float">
            <text:p>176233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62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09:05:18.039993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6T09:05:49.069214106</dc:date>
    <meta:editing-duration>P5DT41M21S</meta:editing-duration>
    <meta:editing-cycles>286</meta:editing-cycles>
    <meta:generator>LibreOffice/5.1.6.2$Linux_X86_64 LibreOffice_project/10m0$Build-2</meta:generator>
    <meta:document-statistic meta:table-count="5" meta:cell-count="425" meta:object-count="0"/>
  </office:meta>
</office:document-meta>
</file>